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BundleViewResolverTests.debugViewFre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BundleView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BundleViewResolverTests.onSetContextCalled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BundleViewResolverTests.parentsAre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View.renderMergedOutput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View.setLocation( Resource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BundleViewResolverTests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Tests.noSuch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BundleViewResolverTests.sameBundleOnlyCached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BundleViewResolverTests.debugViewEngl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BundleViewResolverTests.noSuchViewEngl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BundleViewResolverTests.eager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View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